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98cm"/>
    </style:style>
    <style:style style:name="co3" style:family="table-column">
      <style:table-column-properties fo:break-before="auto" style:column-width="5.17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Sufijo del grup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Resolución espacial (metros)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Sitio oficial</text:p>
          </table:table-cell>
          <table:table-cell office:value-type="string" calcext:value-type="string">
            <text:p>Reseña</text:p>
          </table:table-cell>
          <table:table-cell office:value-type="string" calcext:value-type="string">
            <text:p>Descargas independientes</text:p>
          </table:table-cell>
          <table:table-cell office:value-type="string" calcext:value-type="string">
            <text:p>Observacion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GIAR-ELE</text:p>
          </table:table-cell>
          <table:table-cell office:value-type="string" calcext:value-type="string">
            <text:p>Datos de elevación (huecos rellenos), de la Misión Topográfica del Transbordador Shuttle para el globo, versión 4, de la base de datos del CGIAR-C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@jarvis2008</text:p>
          </table:table-cell>
          <table:table-cell office:value-type="string" calcext:value-type="string">
            <text:p>https://srtm.csi.cgiar.org/</text:p>
          </table:table-cell>
          <table:table-cell office:value-type="string" calcext:value-type="string">
            <text:p>https://developers.google.com/earth-engine/datasets/catalog/CGIAR_SRTM90_V4</text:p>
          </table:table-cell>
          <table:table-cell office:value-type="string" calcext:value-type="string">
            <text:p>https://srtm.csi.cgiar.org/srtmdat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GL</text:p>
          </table:table-cell>
          <table:table-cell office:value-type="string" calcext:value-type="string">
            <text:p>Cobertura global del suelo del programa Copernicus 2019, con imágenes del satélite PROBA-V, colección 3, "PROBA-V-C3"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@buchhorn2020; @buchhorn2020a; @sterckx2014</text:p>
          </table:table-cell>
          <table:table-cell office:value-type="string" calcext:value-type="string">
            <text:p>https://land.copernicus.eu/global/products/lc</text:p>
          </table:table-cell>
          <table:table-cell office:value-type="string" calcext:value-type="string">
            <text:p>https://developers.google.com/earth-engine/datasets/catalog/COPERNICUS_Landcover_100m_Proba-V-C3_Global</text:p>
          </table:table-cell>
          <table:table-cell office:value-type="string" calcext:value-type="string">
            <text:p>https://zenodo.org/record/3939050#.Y34zWXUzb0o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H-BIO</text:p>
          </table:table-cell>
          <table:table-cell office:value-type="string" calcext:value-type="string">
            <text:p>Variables bioclimáticas CHELSA 1981-2010 versión 2.1</text:p>
          </table:table-cell>
          <table:table-cell table:style-name="ce3" office:value-type="string" calcext:value-type="string">
            <text:p>ca. 1000</text:p>
          </table:table-cell>
          <table:table-cell office:value-type="string" calcext:value-type="string">
            <text:p>@karger2017; @brunphilipp2022; @brun2022</text:p>
          </table:table-cell>
          <table:table-cell table:number-columns-repeated="2" office:value-type="string" calcext:value-type="string">
            <text:p>https://chelsa-climate.org/</text:p>
          </table:table-cell>
          <table:table-cell office:value-type="string" calcext:value-type="string">
            <text:p>https://chelsa-climate.org/downloads/</text:p>
          </table:table-cell>
          <table:table-cell office:value-type="string" calcext:value-type="string">
            <text:p>No disponible en el catálogo de datos del GEE, por lo que la cargué como *asset* para su procesamiento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ESA</text:p>
          </table:table-cell>
          <table:table-cell office:value-type="string" calcext:value-type="string">
            <text:p>Cobertura del suelo de la ESA 2021, 10 m, v200, con imágenes de satélites Sentinel 1 y Sentinel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@zanagadaniele2022</text:p>
          </table:table-cell>
          <table:table-cell office:value-type="string" calcext:value-type="string">
            <text:p>https://esa-worldcover.org/en</text:p>
          </table:table-cell>
          <table:table-cell office:value-type="string" calcext:value-type="string">
            <text:p>https://developers.google.com/earth-engine/datasets/catalog/ESA_WorldCover_v200</text:p>
          </table:table-cell>
          <table:table-cell office:value-type="string" calcext:value-type="string">
            <text:p>https://zenodo.org/record/7254221#.Y349cHUzb0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90</text:p>
          </table:table-cell>
          <table:table-cell office:value-type="string" calcext:value-type="string">
            <text:p>Variables geomorfométricas cuantitativas del conjunto de datos "Geomorpho90m"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@amatulli2020; @amatulli2019; @roy2022</text:p>
          </table:table-cell>
          <table:table-cell office:value-type="string" calcext:value-type="string">
            <text:p>No disponible</text:p>
          </table:table-cell>
          <table:table-cell office:value-type="string" calcext:value-type="string">
            <text:p>https://gee-community-catalog.org/projects/geomorpho90/</text:p>
          </table:table-cell>
          <table:table-cell office:value-type="string" calcext:value-type="string">
            <text:p>https://portal.opentopography.org/dataspace/dataset?opentopoID=OTDS.012020.4326.1</text:p>
          </table:table-cell>
          <table:table-cell office:value-type="string" calcext:value-type="string">
            <text:p>En GEE sólo hay un extracto de las variables cuantiativas originalmente disponibles de Geomorpho9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90-GEOM</text:p>
          </table:table-cell>
          <table:table-cell office:value-type="string" calcext:value-type="string">
            <text:p>Geomórfonos del conjunto de datos "Geomorpho90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@amatulli2020; @amatulli2019; @roy2022; @jasiewicz2013;</text:p>
          </table:table-cell>
          <table:table-cell office:value-type="string" calcext:value-type="string">
            <text:p>No disponible</text:p>
          </table:table-cell>
          <table:table-cell office:value-type="string" calcext:value-type="string">
            <text:p>https://doi.pangaea.de/10.1594/PANGAEA.899135</text:p>
          </table:table-cell>
          <table:table-cell office:value-type="string" calcext:value-type="string">
            <text:p>https://opentopography.s3.sdsc.edu/minio/dataspace/OTDS.012020.4326.1/</text:p>
          </table:table-cell>
          <table:table-cell office:value-type="string" calcext:value-type="string">
            <text:p>No disponible en el catálogo de datos del GEE, por lo que la cargué como *asset* para su procesamien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FC-LOSS</text:p>
          </table:table-cell>
          <table:table-cell office:value-type="string" calcext:value-type="string">
            <text:p>Año de pérdida de cobertura arbórea, de la base de datos del *Global Forest Change*</text:p>
          </table:table-cell>
          <table:table-cell office:value-type="float" office:value="30.92" calcext:value-type="float">
            <text:p>30.92</text:p>
          </table:table-cell>
          <table:table-cell office:value-type="string" calcext:value-type="string">
            <text:p>@hansen2013</text:p>
          </table:table-cell>
          <table:table-cell office:value-type="string" calcext:value-type="string">
            <text:p>https://glad.earthengine.app/view/global-forest-change</text:p>
          </table:table-cell>
          <table:table-cell office:value-type="string" calcext:value-type="string">
            <text:p>https://developers.google.com/earth-engine/datasets/catalog/UMD_hansen_global_forest_change_2021_v1_9</text:p>
          </table:table-cell>
          <table:table-cell office:value-type="string" calcext:value-type="string">
            <text:p>https://storage.googleapis.com/earthenginepartners-hansen/GFC-2021-v1.9/downloa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C-PTC YEAR 2000</text:p>
          </table:table-cell>
          <table:table-cell office:value-type="string" calcext:value-type="string">
            <text:p>Porcentaje de cobertura arbórea del año 2000, de la base de datos del *Global Forest Change*</text:p>
          </table:table-cell>
          <table:table-cell office:value-type="float" office:value="30.92" calcext:value-type="float">
            <text:p>30.92</text:p>
          </table:table-cell>
          <table:table-cell office:value-type="string" calcext:value-type="string">
            <text:p>@hansen2013</text:p>
          </table:table-cell>
          <table:table-cell office:value-type="string" calcext:value-type="string">
            <text:p>https://glad.earthengine.app/view/global-forest-change</text:p>
          </table:table-cell>
          <table:table-cell office:value-type="string" calcext:value-type="string">
            <text:p>https://developers.google.com/earth-engine/datasets/catalog/UMD_hansen_global_forest_change_2021_v1_9</text:p>
          </table:table-cell>
          <table:table-cell office:value-type="string" calcext:value-type="string">
            <text:p>https://storage.googleapis.com/earthenginepartners-hansen/GFC-2021-v1.9/download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HH</text:p>
          </table:table-cell>
          <table:table-cell office:value-type="string" calcext:value-type="string">
            <text:p>Heterogeneidad de hábitat de ámbito global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@tuanmu2015; @roy2022</text:p>
          </table:table-cell>
          <table:table-cell office:value-type="string" calcext:value-type="string">
            <text:p>https://www.earthenv.org/texture</text:p>
          </table:table-cell>
          <table:table-cell office:value-type="string" calcext:value-type="string">
            <text:p>https://gee-community-catalog.org/projects/ghh/</text:p>
          </table:table-cell>
          <table:table-cell office:value-type="string" calcext:value-type="string">
            <text:p>https://www.earthenv.org/textu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P-CONSUNadj YEAR 2020</text:p>
          </table:table-cell>
          <table:table-cell office:value-type="string" calcext:value-type="string">
            <text:p>Proyecto "Datos Globales de Población". Estimaciones restringidas (por asentamientos), y ajustadas a proyecciones de Naciones Unidas, de población residencial según celdas de cuadrícula de 100x100m para el año 2000</text:p>
          </table:table-cell>
          <table:table-cell office:value-type="float" office:value="92.77" calcext:value-type="float">
            <text:p>92.77</text:p>
          </table:table-cell>
          <table:table-cell office:value-type="string" calcext:value-type="string">
            <text:p>@worldpop2022; @sorichetta2015</text:p>
          </table:table-cell>
          <table:table-cell office:value-type="string" calcext:value-type="string">
            <text:p>https://www.worldpop.org/</text:p>
          </table:table-cell>
          <table:table-cell office:value-type="string" calcext:value-type="string">
            <text:p>https://developers.google.com/earth-engine/datasets/catalog/WorldPop_GP_100m_pop_age_sex_cons_unadj</text:p>
          </table:table-cell>
          <table:table-cell office:value-type="string" calcext:value-type="string">
            <text:p>https://www.worldpop.org/datacatalo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SL</text:p>
          </table:table-cell>
          <table:table-cell office:value-type="string" calcext:value-type="string">
            <text:p>Morfologías a partir del SRT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@theobald2015</text:p>
          </table:table-cell>
          <table:table-cell office:value-type="string" calcext:value-type="string">
            <text:p>https://www.csp-inc.org/</text:p>
          </table:table-cell>
          <table:table-cell office:value-type="string" calcext:value-type="string">
            <text:p>https://developers.google.com/earth-engine/datasets/catalog/CSP_ERGo_1_0_Global_SRTM_landforms</text:p>
          </table:table-cell>
          <table:table-cell office:value-type="string" calcext:value-type="string">
            <text:p>No disponi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SM-DIST</text:p>
          </table:table-cell>
          <table:table-cell office:value-type="string" calcext:value-type="string">
            <text:p>Distancia a carreteras y caminos de OpenStreetMap, generada a partir de la base de datos de O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@openstreetmapcontributors2022</text:p>
          </table:table-cell>
          <table:table-cell office:value-type="string" calcext:value-type="string">
            <text:p>https://www.openstreetmap.org/</text:p>
          </table:table-cell>
          <table:table-cell office:value-type="string" calcext:value-type="string">
            <text:p>https://www.openstreetmap.org/about</text:p>
          </table:table-cell>
          <table:table-cell office:value-type="string" calcext:value-type="string">
            <text:p>https://download.geofabrik.d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CL</text:p>
          </table:table-cell>
          <table:table-cell office:value-type="string" calcext:value-type="string">
            <text:p>Variables bioclimáticas de WorldClim 1960-1991 versión 1</text:p>
          </table:table-cell>
          <table:table-cell office:value-type="float" office:value="927.67" calcext:value-type="float">
            <text:p>927.67</text:p>
          </table:table-cell>
          <table:table-cell office:value-type="string" calcext:value-type="string">
            <text:p>@hijmans2005</text:p>
          </table:table-cell>
          <table:table-cell office:value-type="string" calcext:value-type="string">
            <text:p>https://www.worldclim.org/data/v1.4/worldclim14.html</text:p>
          </table:table-cell>
          <table:table-cell office:value-type="string" calcext:value-type="string">
            <text:p>https://developers.google.com/earth-engine/datasets/catalog/WORLDCLIM_V1_BIO</text:p>
          </table:table-cell>
          <table:table-cell office:value-type="string" calcext:value-type="string">
            <text:p>No disponible</text:p>
          </table:table-cell>
          <table:table-cell office:value-type="string" calcext:value-type="string">
            <text:p>Es un conjunto de datos antiguo, pero tiene como ventaja que está disponible directamente en el catálogo del GEE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D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/00/0000</text:date>, <text:time style:data-style-name="N2" text:time-value="22:39:20.177872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2:54:37.696675717</meta:creation-date>
    <dc:date>2022-11-25T23:26:31.488045241</dc:date>
    <meta:editing-duration>PT4H12M3S</meta:editing-duration>
    <meta:editing-cycles>70</meta:editing-cycles>
    <meta:generator>LibreOffice/7.1.7.2$Linux_X86_64 LibreOffice_project/10$Build-2</meta:generator>
    <meta:document-statistic meta:table-count="1" meta:cell-count="103" meta:object-count="0"/>
  </office:meta>
</office:document-meta>
</file>